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fo:color="#000000"/>
    </style:style>
    <style:style style:name="T9" style:parent-style-name="Policepardéfaut" style:family="text">
      <style:text-properties fo:color="#000000"/>
    </style:style>
    <style:style style:name="T10" style:parent-style-name="Policepardéfaut" style:family="text">
      <style:text-properties fo:color="#000000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T23" style:parent-style-name="Policepardéfaut" style:family="text">
      <style:text-properties fo:color="#000000"/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text-properties fo:color="#000000"/>
    </style:style>
    <style:style style:name="T34" style:parent-style-name="Policepardéfaut" style:family="text">
      <style:text-properties fo:color="#000000"/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color="#000000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T39" style:parent-style-name="Policepardéfaut" style:family="text">
      <style:text-properties fo:color="#000000"/>
    </style:style>
    <style:style style:name="T40" style:parent-style-name="Policepardéfaut" style:family="text">
      <style:text-properties fo:color="#000000"/>
    </style:style>
    <style:style style:name="T41" style:parent-style-name="Policepardéfaut" style:family="text">
      <style:text-properties fo:color="#000000"/>
    </style:style>
    <style:style style:name="T42" style:parent-style-name="Policepardéfaut" style:family="text">
      <style:text-properties fo:color="#000000"/>
    </style:style>
    <style:style style:name="T43" style:parent-style-name="Policepardéfaut" style:family="text">
      <style:text-properties fo:color="#000000"/>
    </style:style>
    <style:style style:name="T44" style:parent-style-name="Policepardéfaut" style:family="text">
      <style:text-properties fo:color="#000000"/>
    </style:style>
    <style:style style:name="T45" style:parent-style-name="Policepardéfaut" style:family="text">
      <style:text-properties fo:color="#000000"/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00000"/>
    </style:style>
    <style:style style:name="T49" style:parent-style-name="Policepardéfaut" style:family="text">
      <style:text-properties fo:color="#000000"/>
    </style:style>
    <style:style style:name="T50" style:parent-style-name="Policepardéfaut" style:family="text">
      <style:text-properties fo:color="#000000"/>
    </style:style>
    <style:style style:name="T51" style:parent-style-name="Policepardéfaut" style:family="text">
      <style:text-properties fo:color="#000000"/>
    </style:style>
    <style:style style:name="T52" style:parent-style-name="Policepardéfaut" style:family="text">
      <style:text-properties fo:color="#000000"/>
    </style:style>
    <style:style style:name="T53" style:parent-style-name="Policepardéfaut" style:family="text">
      <style:text-properties fo:color="#000000"/>
    </style:style>
    <style:style style:name="T54" style:parent-style-name="Policepardéfaut" style:family="text">
      <style:text-properties fo:color="#000000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00000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color="#000000"/>
    </style:style>
  </office:automatic-styles>
  <office:body>
    <office:text text:use-soft-page-breaks="true">
      <text:p text:style-name="P1"/>
      <text:p text:style-name="P2"/>
      <text:p text:style-name="P3"/>
      <text:p text:style-name="Standard"><text:span text:style-name="T4">Nous avons choisi de placée la nouvelle infrastructure (le foyer) et de le<text:s/></text:span><text:span text:style-name="T5">surélever</text:span><text:span text:style-name="T6"><text:s/>a partir du bâtiment<text:s/></text:span><text:span text:style-name="T7">principal. I</text:span><text:span text:style-name="T8">l</text:span><text:span text:style-name="T9"><text:s/>sera<text:s/></text:span><text:span text:style-name="T10">surélever</text:span><text:span text:style-name="T11"><text:s/>sur un étage et sera élever a<text:s/></text:span><text:span text:style-name="T12">l’aid</text:span><text:span text:style-name="T13">e</text:span><text:span text:style-name="T14"><text:s/>de pilier.</text:span><text:span text:style-name="T15"><text:s/>Nous avons<text:s/></text:span><text:span text:style-name="T16">fait</text:span><text:span text:style-name="T17"><text:s/>le choix de le<text:s/></text:span><text:span text:style-name="T18">surélever</text:span><text:span text:style-name="T19"><text:s/>pour avoir une <text:s/>l’occupation du sol réduite et pour aussi garder du passage sous<text:s/></text:span><text:span text:style-name="T20">l’infrastructure</text:span><text:span text:style-name="T21"><text:s/>si<text:s/></text:span><text:span text:style-name="T22">besoins. L</text:span><text:span text:style-name="T23">e</text:span><text:span text:style-name="T24"><text:s/>foyer sera facile d’accès du a sa proximité au cdi . Nous pension abattre une cloison du cdi pour aus</text:span><text:span text:style-name="T25">si faciliter accès . Il y aura donc plusieurs façon d’y rentre, il va y avoir des escaliers a<text:s/></text:span><text:span text:style-name="T26">l’extérieur</text:span><text:span text:style-name="T27"><text:s/>du bâtiment pour les touts et pour les personne a mobilité réduite il y aura un ascenseur qui disposera une ouverture donnant et<text:s/></text:span><text:span text:style-name="T28">à</text:span><text:span text:style-name="T29"><text:s/>l’extérieur du bâti</text:span><text:span text:style-name="T30">ment pour facile<text:s/></text:span><text:span text:style-name="T31">l’accès</text:span><text:span text:style-name="T32"><text:s/>selon la personne se trouve.</text:span></text:p>
      <text:p text:style-name="P33"/>
      <text:p text:style-name="Standard"><text:span text:style-name="T34">Nous avons choisis de le mettre<text:s/></text:span><text:span text:style-name="T35">à</text:span><text:span text:style-name="T36"><text:s/></text:span><text:span text:style-name="T37">l’extérieur</text:span><text:span text:style-name="T38"><text:s/>pour une solution de faciliter car il est plus simple de le rajouter hors de la surface du bâtiment que de<text:s/></text:span><text:span text:style-name="T39">l’intégrer</text:span><text:span text:style-name="T40"><text:s/>a l’intérieur du cdi. Pour pouvoir r</text:span><text:span text:style-name="T41">elier le foyer au lycée nous avons<text:s/></text:span><text:span text:style-name="T42">fait</text:span><text:span text:style-name="T43"><text:s/>le choix<text:s/></text:span><text:span text:style-name="T44">d’abattre</text:span><text:span text:style-name="T45"><text:s/>une<text:s/></text:span><text:span text:style-name="T46">parti</text:span><text:span text:style-name="T47">e</text:span><text:span text:style-name="T48"><text:s/>du mur extérieur du premier<text:s/></text:span><text:span text:style-name="T49">étage pour relier<text:s/></text:span><text:span text:style-name="T50">l’infrastructure et<text:s/></text:span><text:span text:style-name="T51">pour<text:s/></text:span><text:span text:style-name="T52">qu’o</text:span><text:span text:style-name="T53">n puisse entre dans le foyer de l’intérieure nous installerons une passerelle couverte pour s’y rendre e</text:span><text:span text:style-name="T54">n toute sécurité<text:s/></text:span><text:span text:style-name="T55">quel qu</text:span><text:span text:style-name="T56">e</text:span><text:span text:style-name="T57"><text:s/>soit le temps .</text:span></text:p>
      <text:p text:style-name="Standard"><text:span text:style-name="T58">Les pilier qui sur</text:span><text:span text:style-name="T59">élèverons</text:span><text:span text:style-name="T60"><text:s/>le foyer seront composer de la même matière que le lycée. Nous donc aussi des fondation pour pilier. Ils se positionner <text:s/>au extrémité des coter du nouveau bâtiment et un central pour que</text:span><text:span text:style-name="T61"><text:s/>le poids de la structure sois bien repartie pour ne pas avoir de problè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x</dc:creator>
    <meta:creation-date>2021-01-11T15:57:00Z</meta:creation-date>
    <dc:date>2021-01-15T14:23:00Z</dc:date>
    <meta:template xlink:href="Normal.dotm" xlink:type="simple"/>
    <meta:editing-cycles>9</meta:editing-cycles>
    <meta:editing-duration>PT0S</meta:editing-duration>
    <meta:document-statistic meta:page-count="1" meta:paragraph-count="3" meta:word-count="235" meta:character-count="1530" meta:row-count="10" meta:non-whitespace-character-count="1298"/>
  </office:meta>
</office:document-meta>
</file>